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19H58M00S" calcext:value-type="time">
            <text:p>119:5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3H50M00S" calcext:value-type="time">
            <text:p>03:50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3]-[.B7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4]-[.B7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5]-[.B7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3:56:16.9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13T03:52:12.526000000</dc:date>
    <meta:editing-duration>P8DT13H1M59S</meta:editing-duration>
    <meta:editing-cycles>169</meta:editing-cycles>
    <meta:generator>LibreOffice/7.2.5.2$Windows_X86_64 LibreOffice_project/499f9727c189e6ef3471021d6132d4c694f357e5</meta:generator>
    <meta:document-statistic meta:table-count="1" meta:cell-count="372" meta:object-count="0"/>
  </office:meta>
</office:document-meta>
</file>